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7" style:family="table" style:master-page-name="Standard">
      <style:table-properties style:width="17.96cm" fo:margin-left="0.012cm" fo:margin-right="0.03cm" style:page-number="auto" table:align="margins" style:writing-mode="lr-tb"/>
    </style:style>
    <style:style style:name="Tableau7.A" style:family="table-column">
      <style:table-column-properties style:column-width="9.186cm" style:rel-column-width="33518*"/>
    </style:style>
    <style:style style:name="Tableau7.B" style:family="table-column">
      <style:table-column-properties style:column-width="8.774cm" style:rel-column-width="32017*"/>
    </style:style>
    <style:style style:name="Tableau7.1" style:family="table-row">
      <style:table-row-properties style:min-row-height="2.143cm"/>
    </style:style>
    <style:style style:name="Tableau7.A1" style:family="table-cell">
      <style:table-cell-properties style:vertical-align="top" fo:padding-left="0.123cm" fo:padding-right="0.123cm" fo:padding-top="0cm" fo:padding-bottom="0cm" fo:border-left="none" fo:border-right="none" fo:border-top="none" fo:border-bottom="0.05pt solid #000000" style:writing-mode="lr-tb"/>
    </style:style>
    <style:style style:name="Tableau7.B1" style:family="table-cell">
      <style:table-cell-properties style:vertical-align="middle" fo:background-color="#cccccc" fo:padding="0.123cm" fo:border="0.05pt solid #000000" style:writing-mode="lr-tb">
        <style:background-image/>
      </style:table-cell-properties>
    </style:style>
    <style:style style:name="Tableau5" style:family="table">
      <style:table-properties style:width="12.97cm" fo:margin-left="5.02cm" fo:margin-right="0.012cm" table:align="margins" style:writing-mode="lr-tb"/>
    </style:style>
    <style:style style:name="Tableau5.A" style:family="table-column">
      <style:table-column-properties style:column-width="12.97cm" style:rel-column-width="65535*"/>
    </style:style>
    <style:style style:name="Tableau5.A1" style:family="table-cell">
      <style:table-cell-properties fo:padding="0.097cm" fo:border="0.05pt solid #000000"/>
    </style:style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013cm" fo:margin-left="0cm" fo:margin-right="-0.011cm" table:align="margins" style:writing-mode="lr-tb"/>
    </style:style>
    <style:style style:name="Tableau3.A" style:family="table-column">
      <style:table-column-properties style:column-width="2.223cm" style:rel-column-width="8085*"/>
    </style:style>
    <style:style style:name="Tableau3.B" style:family="table-column">
      <style:table-column-properties style:column-width="15.79cm" style:rel-column-width="57450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8.013cm" fo:margin-left="0cm" fo:margin-right="-0.011cm" table:align="margins" style:writing-mode="lr-tb"/>
    </style:style>
    <style:style style:name="Tableau4.A" style:family="table-column">
      <style:table-column-properties style:column-width="2.249cm" style:rel-column-width="8182*"/>
    </style:style>
    <style:style style:name="Tableau4.B" style:family="table-column">
      <style:table-column-properties style:column-width="15.764cm" style:rel-column-width="57353*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Header">
      <style:paragraph-properties fo:text-align="start" style:justify-single-word="false" style:snap-to-layout-grid="false"/>
      <style:text-properties fo:color="#000000"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 style:snap-to-layout-grid="false"/>
      <style:text-properties style:font-name="Arial" fo:font-size="9pt" fo:language="zxx" fo:country="none" style:font-size-asian="9pt" style:font-size-complex="9pt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0000" style:font-name="Arial" fo:font-size="9pt" style:font-size-asian="9pt" style:font-size-complex="9pt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15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snap-to-layout-grid="false"/>
      <style:text-properties style:font-name="Arial" fo:font-size="10pt" fo:language="zxx" fo:country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color="#000000" style:font-name="Arial" fo:font-size="10pt" fo:language="zxx" fo:country="none" style:font-size-asian="10pt" style:font-size-complex="10pt"/>
    </style:style>
    <style:style style:name="P13" style:family="paragraph" style:parent-style-name="Table_20_Contents">
      <style:text-properties style:font-name="Tahoma2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50%"/>
      <style:text-properties style:font-name="Tahoma2" fo:font-size="10pt" style:font-size-asian="10pt" style:font-size-complex="10pt"/>
    </style:style>
    <style:style style:name="P15" style:family="paragraph" style:parent-style-name="Table_20_Contents">
      <style:paragraph-properties fo:line-height="150%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Arial" fo:font-size="11pt" style:font-size-asian="11pt" style:font-size-complex="11pt"/>
    </style:style>
    <style:style style:name="P17" style:family="paragraph" style:parent-style-name="Table_20_Contents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5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1.385cm" fo:margin-right="0.009cm" fo:margin-top="0cm" fo:margin-bottom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Table_20_Heading">
      <style:paragraph-properties fo:text-align="start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Header">
      <style:paragraph-properties fo:text-align="center" style:justify-single-word="false" fo:background-color="#e6e6ff" style:snap-to-layout-grid="false">
        <style:background-image/>
      </style:paragraph-properties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.212cm"/>
      <style:text-properties style:font-name="Arial" fo:font-size="11pt" fo:language="fr" fo:country="B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.212cm" fo:line-height="150%"/>
      <style:text-properties style:font-name="Arial" fo:font-size="11pt" fo:language="fr" fo:country="B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Arial" fo:font-size="9pt" style:text-underline-style="none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rebuchet MS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Tahoma2" fo:font-size="10pt" fo:font-weight="bold" style:font-size-asian="10pt" style:font-weight-asian="bold" style:font-size-complex="10pt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156927616" text:id="ct156927616">
          <text:insertion>
            <office:change-info>
              <dc:creator>NUYENS </dc:creator>
              <dc:date>2010-11-17T14:28:00</dc:date>
            </office:change-info>
          </text:insertion>
        </text:changed-region>
        <text:changed-region xml:id="ct157068632" text:id="ct157068632">
          <text:insertion>
            <office:change-info>
              <dc:creator>Gauthier Bastien</dc:creator>
              <dc:date>2011-04-14T17:06:00</dc:date>
            </office:change-info>
          </text:insertion>
        </text:changed-region>
        <text:changed-region xml:id="ct156568680" text:id="ct156568680">
          <text:insertion>
            <office:change-info>
              <dc:creator>NUYENS </dc:creator>
              <dc:date>2010-12-22T13:05:00</dc:date>
            </office:change-info>
          </text:insertion>
        </text:changed-region>
        <text:changed-region xml:id="ct156927296" text:id="ct156927296">
          <text:insertion>
            <office:change-info>
              <dc:creator>NUYENS </dc:creator>
              <dc:date>2010-12-22T13:05:00</dc:date>
            </office:change-info>
          </text:insertion>
        </text:changed-region>
        <text:changed-region xml:id="ct157178136" text:id="ct157178136">
          <text:insertion>
            <office:change-info>
              <dc:creator>NUYENS </dc:creator>
              <dc:date>2010-11-17T16:29:00</dc:date>
            </office:change-info>
          </text:insertion>
        </text:changed-region>
        <text:changed-region xml:id="ct157068936" text:id="ct157068936">
          <text:insertion>
            <office:change-info>
              <dc:creator>Gauthier Bastien</dc:creator>
              <dc:date>2011-04-14T17:06:00</dc:date>
            </office:change-info>
          </text:insertion>
        </text:changed-region>
        <text:changed-region xml:id="ct156914896" text:id="ct156914896">
          <text:insertion>
            <office:change-info>
              <dc:creator>NUYENS </dc:creator>
              <dc:date>2010-12-22T13:08:00</dc:date>
            </office:change-info>
          </text:insertion>
        </text:changed-region>
        <text:changed-region xml:id="ct157069616" text:id="ct157069616">
          <text:insertion>
            <office:change-info>
              <dc:creator>NUYENS </dc:creator>
              <dc:date>2010-12-22T13:09:00</dc:date>
            </office:change-info>
          </text:insertion>
        </text:changed-region>
        <text:changed-region xml:id="ct157136472" text:id="ct157136472">
          <text:insertion>
            <office:change-info>
              <dc:creator>NUYENS </dc:creator>
              <dc:date>2010-11-25T13:09:00</dc:date>
            </office:change-info>
          </text:insertion>
        </text:changed-region>
        <text:changed-region xml:id="ct156796856" text:id="ct156796856">
          <text:insertion>
            <office:change-info>
              <dc:creator>NUYENS </dc:creator>
              <dc:date>2010-11-25T13:10:00</dc:date>
            </office:change-info>
          </text:insertion>
        </text:changed-region>
        <text:changed-region xml:id="ct156970192" text:id="ct156970192">
          <text:insertion>
            <office:change-info>
              <dc:creator>NUYENS </dc:creator>
              <dc:date>2010-11-25T13:10:00</dc:date>
            </office:change-info>
          </text:insertion>
        </text:changed-region>
        <text:changed-region xml:id="ct157129856" text:id="ct157129856">
          <text:insertion>
            <office:change-info>
              <dc:creator>NUYENS </dc:creator>
              <dc:date>2010-11-25T13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">LA LOUVIERE</text:p>
            <text:p text:style-name="P10">PROVINCE DU HAINAUT</text:p>
            <text:p text:style-name="P12">Ville de La Louvière</text:p>
            <text:p text:style-name="P12">Hôtel de Ville – Place Communale</text:p>
            <text:p text:style-name="P12">7100 La Louvière</text:p>
            <text:p text:style-name="P12">Ville de La Louvière – Hôtel de Ville – Place Communale</text:p>
            <text:p text:style-name="P12">Tel: 064/27.78.11 Fax: 064/27.79.97</text:p>
          </table:table-cell>
          <table:table-cell table:style-name="Tableau7.B1" office:value-type="string">
            <text:p text:style-name="P21">Séance du Collège Communal</text:p>
          </table:table-cell>
        </table:table-row>
      </table:table>
      <text:p text:style-name="Standard"/>
      <text:p text:style-name="Standard"><text:tab/><text:tab/><text:tab/><text:tab/><text:change-start text:change-id="ct156927616"/><text:span text:style-name="T5">self.Title()</text:span><text:change-end text:change-id="ct156927616"/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Standard">A<office:annotation><dc:date>2008-01-24T00:00:00</dc:date><text:p>do text</text:p><text:p>from xhtml(self.getAssembly())</text:p><text:p/></office:annotation>ssembly </text:p>
          </table:table-cell>
        </table:table-row>
      </table:table>
      <text:p text:style-name="Standard"/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2"><office:annotation><dc:creator>NUYENS </dc:creator><dc:date>2011-02-11T10:44:45</dc:date><text:p text:style-name="P24"><text:span text:style-name="T12">do table if </text:span><text:span text:style-name="T13">self.getObservations()</text:span></text:p></office:annotation>Observations :</text:p>
          </table:table-cell>
        </table:table-row>
        <table:table-row>
          <table:table-cell table:style-name="Tableau1.A1" office:value-type="string">
            <text:p text:style-name="P23"><text:span text:style-name="T7"><office:annotation><dc:creator>NUYENS </dc:creator><dc:date>2010-12-21T13:02:36</dc:date><text:p text:style-name="P25"><text:span text:style-name="T10">do row if </text:span><text:span text:style-name="T11">self.getObservations()</text:span></text:p></office:annotation></text:span><text:span text:style-name="T7"><office:annotation><dc:creator>NUYENS </dc:creator><dc:date>2011-01-17T13:54:57</dc:date><text:p text:style-name="P24"><text:span text:style-name="T10">do text</text:span></text:p><text:p text:style-name="P24"><text:span text:style-name="T10">from </text:span><text:span text:style-name="T11">xhtml(self.getObservations())</text:span></text:p></office:annotation></text:span><text:span text:style-name="T7">Observation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<text:span text:style-name="T6"><office:annotation><dc:date>2007-09-24T00:00:00</dc:date><text:p>do table for item in self.getItemsInOrder(uids=itemUids)</text:p></office:annotation></text:span><text:span text:style-name="T6">Service :</text:span></text:p>
          </table:table-cell>
          <table:table-cell table:style-name="Tableau3.A1" office:value-type="string">
            <text:p text:style-name="P13"><text:change-start text:change-id="ct157068632"/>self.displayValue(item.listProposingGroup(), item.getProposingGroup())<text:change-end text:change-id="ct157068632"/></text:p>
          </table:table-cell>
        </table:table-row>
        <table:table-row>
          <table:table-cell table:style-name="Tableau3.A1" office:value-type="string">
            <text:p text:style-name="P18">Référence : </text:p>
            <text:p text:style-name="P18"/>
            <text:p text:style-name="P9">Objet : </text:p>
          </table:table-cell>
          <table:table-cell table:style-name="Tableau3.A1" office:value-type="string">
            <text:p text:style-name="P14"><text:change-start text:change-id="ct156568680"/>item.getItemReference()<text:change-end text:change-id="ct156568680"/></text:p>
            <text:p text:style-name="P14"/>
            <text:p text:style-name="P15"><text:change-start text:change-id="ct156927296"/>item.Title()<text:change-end text:change-id="ct156927296"/></text:p>
            <text:p text:style-name="P15"/>
            <text:p text:style-name="P9"><office:annotation><dc:date>2007-09-24T00:00:00</dc:date><text:p>do text </text:p><text:p>from xhtml(item.getDeliberation())</text:p><text:p/></office:annotation>Délibération</text:p>
          </table:table-cell>
        </table:table-row>
      </table:table>
      <text:p text:style-name="P11"/>
      <text:p text:style-name="P7"><text:change-start text:change-id="ct157178136"/><text:span text:style-name="T8"><office:annotation><dc:date>2007-10-31T00:00:00</dc:date><text:p>do text if self.getItemsInOrder(late=True, uids=itemUids)</text:p></office:annotation></text:span><text:change-end text:change-id="ct157178136"/><text:span text:style-name="T8">Points en urgence</text:span><text:line-break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6"><text:span text:style-name="T6"><office:annotation><dc:date>2007-09-24T00:00:00</dc:date><text:p>do table for item in self.getItemsInOrder(late=True, uids=itemUids)</text:p></office:annotation></text:span><text:span text:style-name="T6">Service :</text:span></text:p>
          </table:table-cell>
          <table:table-cell table:style-name="Tableau4.A1" office:value-type="string">
            <text:p text:style-name="P16"><text:change-start text:change-id="ct157068936"/><text:span text:style-name="T9">self.displayValue(item.listProposingGroup(), item.getProposingGroup())</text:span><text:change-end text:change-id="ct157068936"/><text:span text:style-name="T4"><text:tab/></text:span></text:p>
          </table:table-cell>
        </table:table-row>
        <table:table-row>
          <table:table-cell table:style-name="Tableau4.A1" office:value-type="string">
            <text:p text:style-name="P18">Référence : </text:p>
            <text:p text:style-name="P18"/>
            <text:p text:style-name="P9">Objet : </text:p>
          </table:table-cell>
          <table:table-cell table:style-name="Tableau4.A1" office:value-type="string">
            <text:p text:style-name="P18"><text:change-start text:change-id="ct156914896"/>item.getItemReference()<text:change-end text:change-id="ct156914896"/></text:p>
            <text:p text:style-name="P18"/>
            <text:p text:style-name="P18"><text:change-start text:change-id="ct157069616"/>item.Title()<text:change-end text:change-id="ct157069616"/></text:p>
            <text:p text:style-name="P18"/>
            <text:p text:style-name="P9"><office:annotation><dc:date>2007-09-24T00:00:00</dc:date><text:p>do text </text:p><text:p>from xhtml(item.getDeliberation())</text:p><text:p/></office:annotation>Délibération</text:p>
          </table:table-cell>
        </table:table-row>
        <table:table-row>
          <table:table-cell table:style-name="Tableau4.A1" table:number-columns-spanned="2" office:value-type="string">
            <text:p text:style-name="P16"/>
          </table:table-cell>
          <table:covered-table-cell/>
        </table:table-row>
      </table:table>
      <text:p text:style-name="P8"/>
      <text:p text:style-name="P7">Par le Collège :</text:p>
      <text:p text:style-name="P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7"><text:change-start text:change-id="ct157136472"/>self.getSignatures().split('\n')[0]<text:change-end text:change-id="ct157136472"/></text:p>
          </table:table-cell>
          <table:table-cell table:style-name="Tableau6.A1" office:value-type="string">
            <text:p text:style-name="P20"><text:change-start text:change-id="ct156796856"/>self.getSignatures().split('\n')[2]<text:change-end text:change-id="ct156796856"/></text:p>
          </table:table-cell>
        </table:table-row>
        <table:table-row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20"/>
          </table:table-cell>
        </table:table-row>
        <table:table-row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20"/>
          </table:table-cell>
        </table:table-row>
        <table:table-row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20"/>
          </table:table-cell>
        </table:table-row>
        <table:table-row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20"/>
          </table:table-cell>
        </table:table-row>
        <table:table-row>
          <table:table-cell table:style-name="Tableau6.A1" office:value-type="string">
            <text:p text:style-name="P17"><text:change-start text:change-id="ct156970192"/>self.getSignatures().split('\n')[1]<text:change-end text:change-id="ct156970192"/></text:p>
          </table:table-cell>
          <table:table-cell table:style-name="Tableau6.A1" office:value-type="string">
            <text:p text:style-name="P17"><text:change-start text:change-id="ct157129856"/>self.getSignatures().split('\n')[3]<text:change-end text:change-id="ct157129856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8" style:family="table">
      <style:table-properties style:width="17.956cm" fo:margin-left="0.012cm" fo:margin-right="0.034cm" table:align="margins" style:writing-mode="lr-tb"/>
    </style:style>
    <style:style style:name="Tableau8.A" style:family="table-column">
      <style:table-column-properties style:column-width="7.685cm" style:rel-column-width="28046*"/>
    </style:style>
    <style:style style:name="Tableau8.B" style:family="table-column">
      <style:table-column-properties style:column-width="4.35cm" style:rel-column-width="15878*"/>
    </style:style>
    <style:style style:name="Tableau8.C" style:family="table-column">
      <style:table-column-properties style:column-width="5.921cm" style:rel-column-width="21611*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Header">
      <style:paragraph-properties fo:text-align="start" style:justify-single-word="false" style:snap-to-layout-grid="false"/>
      <style:text-properties fo:color="#000000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 style:snap-to-layout-grid="false"/>
      <style:text-properties style:font-name="Arial" fo:font-size="9pt" fo:language="zxx" fo:country="none" style:font-size-asian="9pt" style:font-size-complex="9pt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0000" style:font-name="Arial" fo:font-size="9pt" style:font-size-asian="9pt" style:font-size-complex="9pt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000000" style:font-name="Arial" fo:font-size="9pt" style:text-underline-style="none" style:font-size-asian="9pt" style:font-size-complex="9pt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2"><text:span text:style-name="Internet_20_link"><text:span text:style-name="MT1">Séance du Collège Communal</text:span></text:span></text:p>
            </table:table-cell>
            <table:table-cell table:style-name="Tableau8.A1" office:value-type="string">
              <text:p text:style-name="MP3"/>
            </table:table-cell>
            <table:table-cell table:style-name="Tableau8.A1" office:value-type="string">
              <text:p text:style-name="MP4"><text:span text:style-name="MT2">Page :</text:span><text:span text:style-name="MT3"> </text:span><text:span text:style-name="MT3"><text:page-number text:select-page="current">1</text:page-number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1-24T15:14:18</meta:creation-date>
    <dc:date>2012-09-19T12:16:56</dc:date>
    <dc:language>fr-BE</dc:language>
    <meta:editing-cycles>167</meta:editing-cycles>
    <meta:editing-duration>P1DT13H28M47S</meta:editing-duration>
    <dc:creator>Gauthier Bastien</dc:creator>
    <meta:document-statistic meta:table-count="7" meta:image-count="0" meta:object-count="0" meta:page-count="1" meta:paragraph-count="34" meta:word-count="92" meta:character-count="774" meta:non-whitespace-character-count="715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